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gradient" draw:fill-gradient-name="Vertical_20_white_20_to_20_gra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8080" draw:marker-start-width="0.275cm" draw:marker-end-width="0.275cm" draw:fill="gradient" draw:fill-gradient-name="Light_20_blu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08019" draw:marker-start-width="0.275cm" draw:marker-end-width="0.275cm" draw:fill="gradient" draw:fill-gradient-name="Yellowish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fill="gradient" draw:fill-gradient-name="Circular_20_gray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fill-gradient-name="Circular_20_gray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5cm" svg:height="17.5cm" svg:x="4.4cm" svg:y="0.1cm">
          <text:p text:style-name="P5"/>
          <draw:enhanced-geometry svg:viewBox="0 0 21600 21600" draw:path-stretchpoint-x="10800" draw:path-stretchpoint-y="10800" draw:text-areas="?f3 ?f4 ?f5 ?f6" draw:type="round-rectangle" draw:modifiers="729.157667386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5cm" svg:height="6cm" svg:x="5.4cm" svg:y="1.1cm">
          <text:p text:style-name="P5"/>
          <draw:enhanced-geometry svg:viewBox="0 0 21600 21600" draw:path-stretchpoint-x="10800" draw:path-stretchpoint-y="10800" draw:text-areas="?f3 ?f4 ?f5 ?f6" draw:type="round-rectangle" draw:modifiers="1636.43634747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5cm" svg:height="8.5cm" svg:x="5.4cm" svg:y="8.1cm">
          <text:p text:style-name="P5"/>
          <draw:enhanced-geometry svg:viewBox="0 0 21600 21600" draw:path-stretchpoint-x="10800" draw:path-stretchpoint-y="10800" draw:text-areas="?f3 ?f4 ?f5 ?f6" draw:type="round-rectangle" draw:modifiers="785.6017997750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5cm" svg:height="1.5cm" svg:x="6.4cm" svg:y="9.1cm">
          <text:p text:style-name="P2">Body element #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5cm" svg:height="1.5cm" svg:x="6.4cm" svg:y="11.6cm">
          <text:p text:style-name="P2">Body element #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5cm" svg:height="1.5cm" svg:x="6.4cm" svg:y="14.1cm">
          <text:p text:style-name="P2">Body element #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1.5cm" svg:x="6.4cm" svg:y="2.1cm">
          <text:p text:style-name="P2">Header element #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1.5cm" svg:x="6.4cm" svg:y="4.6cm">
          <text:p text:style-name="P2">Header element #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9cm" svg:y1="1.1cm" svg:x2="17.9cm" svg:y2="7.1cm">
          <text:p text:style-name="P5"/>
        </draw:line>
        <draw:line draw:style-name="gr5" draw:text-style-name="P1" draw:layer="layout" svg:x1="17.9cm" svg:y1="8.1cm" svg:x2="17.9cm" svg:y2="16.6cm">
          <text:p text:style-name="P5"/>
        </draw:line>
        <draw:line draw:style-name="gr5" draw:text-style-name="P1" draw:layer="layout" svg:x1="3.4cm" svg:y1="0.1cm" svg:x2="3.4cm" svg:y2="17.6cm">
          <text:p text:style-name="P5"/>
        </draw:line>
        <draw:frame draw:style-name="gr6" draw:text-style-name="P4" draw:layer="layout" svg:width="3.419cm" svg:height="1.675cm" svg:x="-0.1cm" svg:y="7.6cm">
          <draw:text-box>
            <text:p text:style-name="P3">SOAP</text:p>
            <text:p text:style-name="P3">enveloppe</text:p>
          </draw:text-box>
        </draw:frame>
        <draw:frame draw:style-name="gr6" draw:layer="layout" svg:width="4.401cm" svg:height="0.963cm" svg:x="18cm" svg:y="3.837cm">
          <draw:text-box>
            <text:p text:style-name="P5">SOAP header</text:p>
          </draw:text-box>
        </draw:frame>
        <draw:frame draw:style-name="gr6" draw:layer="layout" svg:width="3.796cm" svg:height="0.963cm" svg:x="18.004cm" svg:y="11.837cm">
          <draw:text-box>
            <text:p text:style-name="P5">SOAP bod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Circular_20_gray" draw:display-name="Circular gray" draw:style="radial" draw:cx="50%" draw:cy="50%" draw:start-color="#c0c0c0" draw:end-color="#ffffff" draw:start-intensity="100%" draw:end-intensity="100%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Gradient_20_9" draw:display-name="Gradient 9" draw:style="linear" draw:start-color="#9999cc" draw:end-color="#ccccff" draw:start-intensity="100%" draw:end-intensity="100%" draw:angle="0" draw:border="0%"/>
    <draw:gradient draw:name="Light_20_blue" draw:display-name="Light blue" draw:style="linear" draw:start-color="#ffffff" draw:end-color="#99ccff" draw:start-intensity="100%" draw:end-intensity="100%" draw:angle="0" draw:border="0%"/>
    <draw:gradient draw:name="Light_20_orange" draw:display-name="Light orange" draw:style="linear" draw:start-color="#ffffff" draw:end-color="#ffcc99" draw:start-intensity="100%" draw:end-intensity="100%" draw:angle="0" draw:border="0%"/>
    <draw:gradient draw:name="Strong_20_green" draw:display-name="Strong green" draw:style="linear" draw:start-color="#00ff00" draw:end-color="#00ae00" draw:start-intensity="100%" draw:end-intensity="100%" draw:angle="0" draw:border="0%"/>
    <draw:gradient draw:name="Strong_20_red" draw:display-name="Strong red" draw:style="linear" draw:start-color="#800000" draw:end-color="#ff0000" draw:start-intensity="100%" draw:end-intensity="100%" draw:angle="0" draw:border="0%"/>
    <draw:gradient draw:name="Vertical_20_white_20_to_20_gray" draw:display-name="Vertical white to gray" draw:style="linear" draw:start-color="#ffffff" draw:end-color="#c0c0c0" draw:start-intensity="100%" draw:end-intensity="100%" draw:angle="0" draw:border="0%"/>
    <draw:gradient draw:name="Yellowish" draw:style="linear" draw:start-color="#ffffff" draw:end-color="#ffff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17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2-11T09:03:41</meta:creation-date>
    <dc:creator>Julien Ponge</dc:creator>
    <dc:date>2008-02-11T09:14:58</dc:date>
    <meta:editing-cycles>2</meta:editing-cycles>
    <meta:editing-duration>PT11M25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